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" svg:font-family="'Source Sans Pro'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81f2"/>
    </style:style>
    <style:style style:name="P2" style:family="paragraph" style:parent-style-name="Standard">
      <style:text-properties officeooo:paragraph-rsid="001f3c99"/>
    </style:style>
    <style:style style:name="T1" style:family="text">
      <style:text-properties officeooo:rsid="001e81f2"/>
    </style:style>
    <style:style style:name="T2" style:family="text">
      <style:text-properties style:text-position="super 58%" officeooo:rsid="001e81f2"/>
    </style:style>
    <style:style style:name="T3" style:family="text">
      <style:text-properties style:text-position="0% 100%"/>
    </style:style>
    <style:style style:name="T4" style:family="text">
      <style:text-properties fo:font-variant="normal" fo:text-transform="none" style:font-name="Source Sans Pro" fo:letter-spacing="normal" fo:font-style="normal" fo:font-weight="normal"/>
    </style:style>
    <style:style style:name="T5" style:family="text">
      <style:text-properties fo:font-variant="normal" fo:text-transform="none" style:font-name="Source Sans Pro" fo:letter-spacing="normal" fo:font-style="normal" fo:font-weight="normal" officeooo:rsid="001e81f2"/>
    </style:style>
    <style:style style:name="T6" style:family="text">
      <style:text-properties fo:font-variant="normal" fo:text-transform="none" style:font-name="Source Sans Pro" fo:letter-spacing="normal" fo:font-style="normal" fo:font-weight="normal" officeooo:rsid="001f3c99"/>
    </style:style>
    <style:style style:name="T7" style:family="text">
      <style:text-properties fo:font-variant="normal" fo:text-transform="none" style:text-position="super 58%" style:font-name="Source Sans Pro" fo:letter-spacing="normal" fo:font-style="normal" fo:font-weight="normal" officeooo:rsid="001f3c99"/>
    </style:style>
    <style:style style:name="T8" style:family="text">
      <style:text-properties officeooo:rsid="001f3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n Monday 2</text:span><text:span text:style-name="T2">nd</text:span><text:span text:style-name="T1"> of November for </text:span><text:span text:style-name="T4">4CI018, </text:span><text:span text:style-name="T5">Dr Herbert talked about Academic Report Writing Task, which is one of coursework for this module. This particular task is about writing a report advising a company why they should or should not hire graduate from university of Wolverhampton. </text:span><text:span text:style-name="T6">It’s a 1500 word report and is due for 22</text:span><text:span text:style-name="T7">nd</text:span><text:span text:style-name="T6"> of November.</text:span></text:p>
      <text:p text:style-name="P2"><text:span text:style-name="T6">I am looking foreword to complete this task. I feel like writing is my weakest point and don’t like to write. My hope is, if I do a bit more of writing tasks then my writing skills might get better and in the future, I don’t have to hide away from any writing task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" svg:font-family="'Source Sans Pro'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2T11:24:56.204177034</meta:creation-date>
    <dc:date>2020-11-02T11:45:36.037846340</dc:date>
    <meta:editing-duration>PT10M27S</meta:editing-duration>
    <meta:editing-cycles>1</meta:editing-cycles>
    <meta:generator>LibreOffice/7.0.2.2$MacOSX_X86_64 LibreOffice_project/8349ace3c3162073abd90d81fd06dcfb6b36b994</meta:generator>
    <meta:document-statistic meta:table-count="0" meta:image-count="0" meta:object-count="0" meta:page-count="1" meta:paragraph-count="2" meta:word-count="112" meta:character-count="603" meta:non-whitespace-character-count="492"/>
  </office:meta>
</office:document-meta>
</file>